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5"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6" style:family="paragraph" style:parent-style-name="Standard">
      <style:text-properties fo:font-size="12pt" fo:font-style="italic" style:text-underline-style="none" fo:font-weight="normal" officeooo:rsid="0014f7ea" officeooo:paragraph-rsid="0014f7ea" style:font-size-asian="10.5pt" style:font-style-asian="italic" style:font-weight-asian="normal" style:font-size-complex="12pt" style:font-style-complex="italic" style:font-weight-complex="normal"/>
    </style:style>
    <style:style style:name="P7"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8"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9"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10"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11"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12"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1e3c7" officeooo:paragraph-rsid="0011e3c7"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15" style:family="paragraph" style:parent-style-name="Standard" style:list-style-name="L2">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16" style:family="paragraph" style:parent-style-name="Standard">
      <style:text-properties fo:font-size="12pt" fo:font-style="normal" style:text-underline-style="none" fo:font-weight="normal" officeooo:rsid="0013aa33" officeooo:paragraph-rsid="0014f7ea"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style:text-underline-style="none" fo:font-weight="normal" officeooo:rsid="0019191f" officeooo:paragraph-rsid="0019191f" style:font-size-asian="10.5pt" style:font-style-asian="italic" style:font-weight-asian="normal" style:font-size-complex="12pt" style:font-style-complex="italic" style:font-weight-complex="normal"/>
    </style:style>
    <style:style style:name="P20" style:family="paragraph" style:parent-style-name="Standard">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21" style:family="paragraph" style:parent-style-name="Standard" style:list-style-name="L3">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22" style:family="paragraph" style:parent-style-name="Standard" style:list-style-name="L3">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23" style:family="paragraph" style:parent-style-name="Standard" style:list-style-name="L3">
      <style:text-properties fo:font-size="12pt" fo:font-style="italic" style:text-underline-style="none" fo:font-weight="normal" officeooo:rsid="001d311e" officeooo:paragraph-rsid="001d311e" style:font-size-asian="10.5pt" style:font-style-asian="italic" style:font-weight-asian="normal" style:font-size-complex="12pt" style:font-style-complex="italic" style:font-weight-complex="normal"/>
    </style:style>
    <style:style style:name="P24" style:family="paragraph" style:parent-style-name="Standard">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25"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26" style:family="paragraph" style:parent-style-name="Standard">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27" style:family="paragraph" style:parent-style-name="Standard">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3aa33" style:font-style-asian="normal" style:font-style-complex="normal"/>
    </style:style>
    <style:style style:name="T7" style:family="text">
      <style:text-properties fo:font-style="normal" officeooo:rsid="001767d5" style:font-style-asian="normal" style:font-style-complex="normal"/>
    </style:style>
    <style:style style:name="T8" style:family="text">
      <style:text-properties fo:font-style="normal" officeooo:rsid="0019191f" style:font-style-asian="normal" style:font-style-complex="normal"/>
    </style:style>
    <style:style style:name="T9" style:family="text">
      <style:text-properties fo:font-style="normal" officeooo:rsid="001a7238" style:font-style-asian="normal" style:font-style-complex="normal"/>
    </style:style>
    <style:style style:name="T10" style:family="text">
      <style:text-properties fo:font-style="normal" officeooo:rsid="001b640d" style:font-style-asian="normal" style:font-style-complex="normal"/>
    </style:style>
    <style:style style:name="T11" style:family="text">
      <style:text-properties fo:font-style="normal" officeooo:rsid="001c9c23"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officeooo:rsid="001c9c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erung</text:p>
      <text:p text:style-name="P4">In diesem Kapitel werde ich mich mit der organisatorischen Struktur des Programms auseinander setzen.</text:p>
      <text:p text:style-name="P3"/>
      <text:p text:style-name="P7"><text:span text:style-name="T1">Model</text:span>:</text:p>
      <text:p text:style-name="P1">Ich habe mich für das klassische Modell „Model-View-Controller“ entschieden, da ein Spiel per Definition alle Kriterien erfüllt. </text:p>
      <text:list xml:id="list1079066420" text:style-name="L1">
        <text:list-item>
          <text:p text:style-name="P9"><text:span text:style-name="T2">Model:</text:span> Man hat ein Regelwerk mit allen zugehörigen Daten, wie Spielfeld, Spielfiguren und Bedingungen für den Sieg. Dazu Berechnungen und Interaktionen von Figuren und Spielfeld.</text:p>
        </text:list-item>
        <text:list-item>
          <text:p text:style-name="P10">View: <text:span text:style-name="T3">Es gibt eine Eindeutige Repräsentation des aktuellen Spielstands, mit Punkteständen, </text:span><text:span text:style-name="T4">Verteilungen der Figuren auf dem Spielbrett und den momentan Möglichen Spielzügen für den aktiven Spieler.</text:span></text:p>
        </text:list-item>
        <text:list-item>
          <text:p text:style-name="P11">Controller: <text:span text:style-name="T3">Erst die Interaktion macht ein Spiel zu dem, was es ist. Also muss irgend ein haptischer Zugang zum Spielgeschehen vorhanden sein, im Falle meines Spiels mit dem Controller.</text:span></text:p>
        </text:list-item>
      </text:list>
      <text:p text:style-name="P12"/>
      <text:p text:style-name="P8"><text:span text:style-name="T5">UML-Diagramm</text:span><text:span text:style-name="T3">:</text:span></text:p>
      <text:p text:style-name="P5"><text:span text:style-name="T3">Das folgende Diagramm soll die Struktur der Software besser veranschaulichen, </text:span><text:span text:style-name="T6">zur besseren Übersicht habe ich auf</text:span><text:span text:style-name="T3"> nicht relevante Felder und Methoden </text:span><text:span text:style-name="T6">verzichtet</text:span><text:span text:style-name="T3">. </text:span><text:span text:style-name="T6">Unter dem Diagramm befinden sich Erklärungen zu möglicherweise unklaren Feldern und Methoden.</text:span></text:p>
      <text:p text:style-name="P16"/>
      <text:p text:style-name="P6"><text:span text:style-name="T6">T</text:span><text:span text:style-name="T3">ODO: UML Diagramm einfügen</text:span></text:p>
      <text:p text:style-name="P13"/>
      <text:p text:style-name="P13"/>
      <text:p text:style-name="P14">Model:</text:p>
      <text:list xml:id="list3984913445" text:style-name="L2">
        <text:list-item>
          <text:p text:style-name="P15">MapSettings: Hier sind die allgemeinen Einstellungen für die momentane Partie gespeichert, wie z.B. wie viel Geld man für eingenommene Gebäude erhält, wie lange der Kampf dauern soll oder ob der Nebel des Krieges aktiviert ist.</text:p>
        </text:list-item>
        <text:list-item>
          <text:p text:style-name="P15">MapData: Hier werden die ganz konkreten Kartenspezifischen Einstellungen gespeichert, z.B. wie groß die Karte ist, welche Teams bereits vorhanden sind und wo bereits welche Einheit steht.</text:p>
        </text:list-item>
      </text:list>
      <text:p text:style-name="P14"/>
      <text:p text:style-name="P25">Implementierung der Befehle</text:p>
      <text:p text:style-name="P17">An dieser Stelle möchte ich auf die konkrete Implementierung der Befehle in Form von Code eingehen.</text:p>
      <text:p text:style-name="P17"/>
      <text:p text:style-name="P26"><text:span text:style-name="T7">Berechnung der erreichbaren Felder</text:span><text:span text:style-name="T3">:</text:span></text:p>
      <text:p text:style-name="P18"><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8">werden </text:span><text:span text:style-name="T3">bei der Initialisierung keine Bewegungspunkte abgezogen. </text:span></text:p>
      <text:p text:style-name="P19"><text:span text:style-name="T3">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span></text:p>
      <text:p text:style-name="P19"><text:span text:style-name="T3">TODO: Bild: erreichbare Felder berechnen</text:span></text:p>
      <text:p text:style-name="P24"><text:span text:style-name="T3">Probleme:</text:span><text:span text:style-name="T12"> Bevor ich die „cameFromTile“ einführt habe, hat die Berechnung sehr lange gedauert und ab einer gewissen Feldmenge sogar Programmabstürze herbeigeführt. Der Fehler lag darin, </text:span><text:soft-page-break/><text:span text:style-name="T12">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p text:style-name="P24"><text:span text:style-name="T12"/></text:p>
      <text:p text:style-name="P27"><text:span text:style-name="T9">Vorrücken auf das gegnerische Hauptquartier</text:span><text:span text:style-name="T3">:</text:span></text:p>
      <text:p text:style-name="P20"><text:span text:style-name="T3">Der Vormarsch auf das Hauptquartier setzt sich aus drei Schritten zusammen:</text:span></text:p>
      <text:list xml:id="list3416342568" text:style-name="L3">
        <text:list-item>
          <text:p text:style-name="P21">Eine grobe Route festlegen:<text:span text:style-name="T3"> Mit Hilfe des A* wird der Pfad zum gegnerischen Hauptquartier an allen Gegnern vorbei berechnet. Sollten Gegner den Weg versperren, zum Beispiel indem sie auf einer Brücke oder in einem Tal stehen, so wird der A* erneut ausgeführt und diesmal werden die Gegner ignoriert. </text:span><text:span text:style-name="T10">Wichtig ist in erster Linie eine grobe Richtung festzulegen.</text:span><text:span text:style-name="T3"> </text:span><text:span text:style-name="T10">Da sich die Einheiten nicht durch Gegner hindurch bewegen können, wird dem Ignorieren der gegnerischen Einheiten im zweiten Schritt Rechnung getragen.<text:line-break/>TODO: Bild: Pfad zum HQ</text:span></text:p>
        </text:list-item>
        <text:list-item>
          <text:p text:style-name="P22">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11">und zwar genau ein Feld vor dem Gegner.<text:line-break/>TODO: Bild: Konkrete Route zum HQ</text:span></text:p>
        </text:list-item>
        <text:list-item>
          <text:p text:style-name="P23"><text:span text:style-name="T13">V</text:span>erhindern, dass alliierte Einheiten auf demselben Feld ste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01T04:29:27.182000000</dc:date>
    <meta:editing-duration>PT1H5M20S</meta:editing-duration>
    <meta:editing-cycles>5</meta:editing-cycles>
    <meta:document-statistic meta:table-count="0" meta:image-count="0" meta:object-count="0" meta:page-count="2" meta:paragraph-count="25" meta:word-count="644" meta:character-count="4348" meta:non-whitespace-character-count="3733"/>
  </office:meta>
</office:document-meta>
</file>